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9" calcext:value-type="float">
            <text:p>2009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izona</text:p>
          </table:table-cell>
          <table:table-cell office:value-type="float" office:value="0.31" calcext:value-type="float">
            <text:p>0.31</text:p>
          </table:table-cell>
          <table:table-cell office:value-type="float" office:value="0.254" calcext:value-type="float">
            <text:p>0.254</text:p>
          </table:table-cell>
          <table:table-cell office:value-type="float" office:value="0.086" calcext:value-type="float">
            <text:p>0.086</text:p>
          </table:table-cell>
          <table:table-cell office:value-type="float" office:value="0.414" calcext:value-type="float">
            <text:p>0.414</text:p>
          </table:table-cell>
          <table:table-cell office:value-type="float" office:value="0.211" calcext:value-type="float">
            <text:p>0.211</text:p>
          </table:table-cell>
          <table:table-cell office:value-type="float" office:value="0.402" calcext:value-type="float">
            <text:p>0.402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lanta</text:p>
          </table:table-cell>
          <table:table-cell office:value-type="float" office:value="0.38" calcext:value-type="float">
            <text:p>0.38</text:p>
          </table:table-cell>
          <table:table-cell office:value-type="float" office:value="0.386" calcext:value-type="float">
            <text:p>0.38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" calcext:value-type="float">
            <text:p>0.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6" calcext:value-type="float">
            <text:p>0.346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ltimore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" calcext:value-type="float">
            <text:p>0.37</text:p>
          </table:table-cell>
          <table:table-cell office:value-type="float" office:value="0.453" calcext:value-type="float">
            <text:p>0.45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8" calcext:value-type="float">
            <text:p>0.37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ffalo</text:p>
          </table:table-cell>
          <table:table-cell office:value-type="float" office:value="0.297" calcext:value-type="float">
            <text:p>0.29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9" calcext:value-type="float">
            <text:p>0.149</text:p>
          </table:table-cell>
          <table:table-cell office:value-type="float" office:value="0.238" calcext:value-type="float">
            <text:p>0.238</text:p>
          </table:table-cell>
          <table:table-cell office:value-type="float" office:value="0.339" calcext:value-type="float">
            <text:p>0.339</text:p>
          </table:table-cell>
          <table:table-cell office:value-type="float" office:value="0.283" calcext:value-type="float">
            <text:p>0.283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olina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235" calcext:value-type="float">
            <text:p>0.235</text:p>
          </table:table-cell>
          <table:table-cell office:value-type="float" office:value="0.308" calcext:value-type="float">
            <text:p>0.30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float" office:value="0.356" calcext:value-type="float">
            <text:p>0.35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19" calcext:value-type="float">
            <text:p>0.21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7" calcext:value-type="float">
            <text:p>0.337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ncinnati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6" calcext:value-type="float">
            <text:p>0.2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362" calcext:value-type="float">
            <text:p>0.36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98" calcext:value-type="float">
            <text:p>0.298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eveland</text:p>
          </table:table-cell>
          <table:table-cell office:value-type="float" office:value="0.292" calcext:value-type="float">
            <text:p>0.292</text:p>
          </table:table-cell>
          <table:table-cell office:value-type="float" office:value="0.221" calcext:value-type="float">
            <text:p>0.221</text:p>
          </table:table-cell>
          <table:table-cell office:value-type="float" office:value="0.141" calcext:value-type="float">
            <text:p>0.14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6" calcext:value-type="float">
            <text:p>0.296</text:p>
          </table:table-cell>
          <table:table-cell office:value-type="float" office:value="0.252" calcext:value-type="float">
            <text:p>0.25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float" office:value="0.38" calcext:value-type="float">
            <text:p>0.38</text:p>
          </table:table-cell>
          <table:table-cell office:value-type="float" office:value="0.349" calcext:value-type="float">
            <text:p>0.349</text:p>
          </table:table-cell>
          <table:table-cell office:value-type="float" office:value="0.222" calcext:value-type="float">
            <text:p>0.222</text:p>
          </table:table-cell>
          <table:table-cell office:value-type="float" office:value="0.412" calcext:value-type="float">
            <text:p>0.41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4" calcext:value-type="float">
            <text:p>0.34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nver</text:p>
          </table:table-cell>
          <table:table-cell office:value-type="float" office:value="0.338" calcext:value-type="float">
            <text:p>0.338</text:p>
          </table:table-cell>
          <table:table-cell table:number-columns-repeated="2" office:value-type="float" office:value="0.412" calcext:value-type="float">
            <text:p>0.412</text:p>
          </table:table-cell>
          <table:table-cell office:value-type="float" office:value="0.399" calcext:value-type="float">
            <text:p>0.399</text:p>
          </table:table-cell>
          <table:table-cell office:value-type="float" office:value="0.271" calcext:value-type="float">
            <text:p>0.271</text:p>
          </table:table-cell>
          <table:table-cell office:value-type="float" office:value="0.316" calcext:value-type="float">
            <text:p>0.316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troit</text:p>
          </table:table-cell>
          <table:table-cell office:value-type="float" office:value="0.34" calcext:value-type="float">
            <text:p>0.34</text:p>
          </table:table-cell>
          <table:table-cell office:value-type="float" office:value="0.423" calcext:value-type="float">
            <text:p>0.423</text:p>
          </table:table-cell>
          <table:table-cell office:value-type="float" office:value="0.299" calcext:value-type="float">
            <text:p>0.299</text:p>
          </table:table-cell>
          <table:table-cell office:value-type="float" office:value="0.383" calcext:value-type="float">
            <text:p>0.38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53" calcext:value-type="float">
            <text:p>0.253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Bay</text:p>
          </table:table-cell>
          <table:table-cell office:value-type="float" office:value="0.408" calcext:value-type="float">
            <text:p>0.408</text:p>
          </table:table-cell>
          <table:table-cell office:value-type="float" office:value="0.535" calcext:value-type="float">
            <text:p>0.535</text:p>
          </table:table-cell>
          <table:table-cell office:value-type="float" office:value="0.564" calcext:value-type="float">
            <text:p>0.564</text:p>
          </table:table-cell>
          <table:table-cell office:value-type="float" office:value="0.509" calcext:value-type="float">
            <text:p>0.509</text:p>
          </table:table-cell>
          <table:table-cell office:value-type="float" office:value="0.345" calcext:value-type="float">
            <text:p>0.345</text:p>
          </table:table-cell>
          <table:table-cell office:value-type="float" office:value="0.456" calcext:value-type="float">
            <text:p>0.45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uston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76" calcext:value-type="float">
            <text:p>0.57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2" calcext:value-type="float">
            <text:p>0.37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anapolis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8" calcext:value-type="float">
            <text:p>0.368</text:p>
          </table:table-cell>
          <table:table-cell office:value-type="float" office:value="0.296" calcext:value-type="float">
            <text:p>0.296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9" calcext:value-type="float">
            <text:p>0.40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cksonville</text:p>
          </table:table-cell>
          <table:table-cell office:value-type="float" office:value="0.347" calcext:value-type="float">
            <text:p>0.347</text:p>
          </table:table-cell>
          <table:table-cell office:value-type="float" office:value="0.309" calcext:value-type="float">
            <text:p>0.309</text:p>
          </table:table-cell>
          <table:table-cell office:value-type="float" office:value="0.274" calcext:value-type="float">
            <text:p>0.274</text:p>
          </table:table-cell>
          <table:table-cell office:value-type="float" office:value="0.34" calcext:value-type="float">
            <text:p>0.34</text:p>
          </table:table-cell>
          <table:table-cell office:value-type="float" office:value="0.353" calcext:value-type="float">
            <text:p>0.353</text:p>
          </table:table-cell>
          <table:table-cell office:value-type="float" office:value="0.287" calcext:value-type="float">
            <text:p>0.287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nsas City</text:p>
          </table:table-cell>
          <table:table-cell office:value-type="float" office:value="0.338" calcext:value-type="float">
            <text:p>0.338</text:p>
          </table:table-cell>
          <table:table-cell office:value-type="float" office:value="0.27" calcext:value-type="float">
            <text:p>0.27</text:p>
          </table:table-cell>
          <table:table-cell office:value-type="float" office:value="0.175" calcext:value-type="float">
            <text:p>0.17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23" calcext:value-type="float">
            <text:p>0.323</text:p>
          </table:table-cell>
          <table:table-cell office:value-type="float" office:value="0.289" calcext:value-type="float">
            <text:p>0.28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ami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1" calcext:value-type="float">
            <text:p>0.231</text:p>
          </table:table-cell>
          <table:table-cell office:value-type="float" office:value="0.121" calcext:value-type="float">
            <text:p>0.12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331" calcext:value-type="float">
            <text:p>0.33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nnesota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5" calcext:value-type="float">
            <text:p>0.285</text:p>
          </table:table-cell>
          <table:table-cell office:value-type="float" office:value="0.22" calcext:value-type="float">
            <text:p>0.22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7" calcext:value-type="float">
            <text:p>0.287</text:p>
          </table:table-cell>
          <table:table-cell office:value-type="float" office:value="0.445" calcext:value-type="float">
            <text:p>0.445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float" office:value="0.507" calcext:value-type="float">
            <text:p>0.507</text:p>
          </table:table-cell>
          <table:table-cell office:value-type="float" office:value="0.421" calcext:value-type="float">
            <text:p>0.421</text:p>
          </table:table-cell>
          <table:table-cell office:value-type="float" office:value="0.269" calcext:value-type="float">
            <text:p>0.269</text:p>
          </table:table-cell>
          <table:table-cell office:value-type="float" office:value="0.52" calcext:value-type="float">
            <text:p>0.52</text:p>
          </table:table-cell>
          <table:table-cell office:value-type="float" office:value="0.492" calcext:value-type="float">
            <text:p>0.492</text:p>
          </table:table-cell>
          <table:table-cell office:value-type="float" office:value="0.387" calcext:value-type="float">
            <text:p>0.387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Orleans</text:p>
          </table:table-cell>
          <table:table-cell office:value-type="float" office:value="0.365" calcext:value-type="float">
            <text:p>0.365</text:p>
          </table:table-cell>
          <table:table-cell office:value-type="float" office:value="0.296" calcext:value-type="float">
            <text:p>0.296</text:p>
          </table:table-cell>
          <table:table-cell office:value-type="float" office:value="0.434" calcext:value-type="float">
            <text:p>0.434</text:p>
          </table:table-cell>
          <table:table-cell office:value-type="float" office:value="0.308" calcext:value-type="float">
            <text:p>0.308</text:p>
          </table:table-cell>
          <table:table-cell office:value-type="float" office:value="0.418" calcext:value-type="float">
            <text:p>0.418</text:p>
          </table:table-cell>
          <table:table-cell office:value-type="float" office:value="0.509" calcext:value-type="float">
            <text:p>0.509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Giants</text:p>
          </table:table-cell>
          <table:table-cell office:value-type="float" office:value="0.381" calcext:value-type="float">
            <text:p>0.381</text:p>
          </table:table-cell>
          <table:table-cell office:value-type="float" office:value="0.346" calcext:value-type="float">
            <text:p>0.346</text:p>
          </table:table-cell>
          <table:table-cell office:value-type="float" office:value="0.279" calcext:value-type="float">
            <text:p>0.27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5" calcext:value-type="float">
            <text:p>0.395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Jets</text:p>
          </table:table-cell>
          <table:table-cell office:value-type="float" office:value="0.34" calcext:value-type="float">
            <text:p>0.34</text:p>
          </table:table-cell>
          <table:table-cell office:value-type="float" office:value="0.354" calcext:value-type="float">
            <text:p>0.35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36" calcext:value-type="float">
            <text:p>0.336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akland</text:p>
          </table:table-cell>
          <table:table-cell office:value-type="float" office:value="0.395" calcext:value-type="float">
            <text:p>0.39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3" calcext:value-type="float">
            <text:p>0.463</text:p>
          </table:table-cell>
          <table:table-cell office:value-type="float" office:value="0.415" calcext:value-type="float">
            <text:p>0.4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09" calcext:value-type="float">
            <text:p>0.209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adelphia</text:p>
          </table:table-cell>
          <table:table-cell office:value-type="float" office:value="0.414" calcext:value-type="float">
            <text:p>0.4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67" calcext:value-type="float">
            <text:p>0.26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" calcext:value-type="float">
            <text:p>0.4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ttsburgh</text:p>
          </table:table-cell>
          <table:table-cell office:value-type="float" office:value="0.382" calcext:value-type="float">
            <text:p>0.382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3" calcext:value-type="float">
            <text:p>0.393</text:p>
          </table:table-cell>
          <table:table-cell office:value-type="float" office:value="0.363" calcext:value-type="float">
            <text:p>0.36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Diego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9" calcext:value-type="float">
            <text:p>0.429</text:p>
          </table:table-cell>
          <table:table-cell office:value-type="float" office:value="0.452" calcext:value-type="float">
            <text:p>0.4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373" calcext:value-type="float">
            <text:p>0.373</text:p>
          </table:table-cell>
          <table:table-cell office:value-type="float" office:value="0.453" calcext:value-type="float">
            <text:p>0.453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n Francisco</text:p>
          </table:table-cell>
          <table:table-cell office:value-type="float" office:value="0.323" calcext:value-type="float">
            <text:p>0.323</text:p>
          </table:table-cell>
          <table:table-cell office:value-type="float" office:value="0.376" calcext:value-type="float">
            <text:p>0.376</text:p>
          </table:table-cell>
          <table:table-cell office:value-type="float" office:value="0.679" calcext:value-type="float">
            <text:p>0.679</text:p>
          </table:table-cell>
          <table:table-cell office:value-type="float" office:value="0.397" calcext:value-type="float">
            <text:p>0.397</text:p>
          </table:table-cell>
          <table:table-cell office:value-type="float" office:value="0.265" calcext:value-type="float">
            <text:p>0.265</text:p>
          </table:table-cell>
          <table:table-cell office:value-type="float" office:value="0.351" calcext:value-type="float">
            <text:p>0.35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attle</text:p>
          </table:table-cell>
          <table:table-cell office:value-type="float" office:value="0.346" calcext:value-type="float">
            <text:p>0.346</text:p>
          </table:table-cell>
          <table:table-cell office:value-type="float" office:value="0.422" calcext:value-type="float">
            <text:p>0.422</text:p>
          </table:table-cell>
          <table:table-cell office:value-type="float" office:value="0.4" calcext:value-type="float">
            <text:p>0.4</text:p>
          </table:table-cell>
          <table:table-cell office:value-type="float" office:value="0.416" calcext:value-type="float">
            <text:p>0.41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8" calcext:value-type="float">
            <text:p>0.268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 Louis</text:p>
          </table:table-cell>
          <table:table-cell office:value-type="float" office:value="0.274" calcext:value-type="float">
            <text:p>0.274</text:p>
          </table:table-cell>
          <table:table-cell office:value-type="float" office:value="0.235" calcext:value-type="float">
            <text:p>0.235</text:p>
          </table:table-cell>
          <table:table-cell office:value-type="float" office:value="0.111" calcext:value-type="float">
            <text:p>0.111</text:p>
          </table:table-cell>
          <table:table-cell office:value-type="float" office:value="0.288" calcext:value-type="float">
            <text:p>0.288</text:p>
          </table:table-cell>
          <table:table-cell office:value-type="float" office:value="0.259" calcext:value-type="float">
            <text:p>0.259</text:p>
          </table:table-cell>
          <table:table-cell office:value-type="float" office:value="0.175" calcext:value-type="float">
            <text:p>0.17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mpa Bay</text:p>
          </table:table-cell>
          <table:table-cell office:value-type="float" office:value="0.357" calcext:value-type="float">
            <text:p>0.357</text:p>
          </table:table-cell>
          <table:table-cell office:value-type="float" office:value="0.466" calcext:value-type="float">
            <text:p>0.466</text:p>
          </table:table-cell>
          <table:table-cell office:value-type="float" office:value="0.426" calcext:value-type="float">
            <text:p>0.426</text:p>
          </table:table-cell>
          <table:table-cell office:value-type="float" office:value="0.336" calcext:value-type="float">
            <text:p>0.336</text:p>
          </table:table-cell>
          <table:table-cell office:value-type="float" office:value="0.38" calcext:value-type="float">
            <text:p>0.38</text:p>
          </table:table-cell>
          <table:table-cell office:value-type="float" office:value="0.254" calcext:value-type="float">
            <text:p>0.25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nnessee</text:p>
          </table:table-cell>
          <table:table-cell office:value-type="float" office:value="0.393" calcext:value-type="float">
            <text:p>0.39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12" calcext:value-type="float">
            <text:p>0.312</text:p>
          </table:table-cell>
          <table:table-cell office:value-type="float" office:value="0.416" calcext:value-type="float">
            <text:p>0.416</text:p>
          </table:table-cell>
          <table:table-cell office:value-type="float" office:value="0.37" calcext:value-type="float">
            <text:p>0.37</text:p>
          </table:table-cell>
          <table:table-cell office:value-type="float" office:value="0.358" calcext:value-type="float">
            <text:p>0.358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shington</text:p>
          </table:table-cell>
          <table:table-cell office:value-type="float" office:value="0.301" calcext:value-type="float">
            <text:p>0.301</text:p>
          </table:table-cell>
          <table:table-cell office:value-type="float" office:value="0.332" calcext:value-type="float">
            <text:p>0.332</text:p>
          </table:table-cell>
          <table:table-cell office:value-type="float" office:value="0.212" calcext:value-type="float">
            <text:p>0.212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4" calcext:value-type="float">
            <text:p>0.274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